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 szukaj, znajduj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Elasticsearch nie tylko dla Wielkodanowcó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ochwała</text:p>
              </text:list-item>
              <text:list-item>
                <text:p>Skąd pochodzę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: motywacja</text:p>
              </text:list-item>
              <text:list-item>
                <text:p>Pierwsze uruchomienie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ne</text:p>
                <text:list>
                  <text:list-item>
                    <text:p>Gdzie są</text:p>
                  </text:list-item>
                  <text:list-item>
                    <text:p>Kto ich szuka</text:p>
                  </text:list-item>
                  <text:list-item>
                    <text:p>Dane a informacje</text:p>
                  </text:list-item>
                </text:list>
              </text:list-item>
              <text:list-item>
                <text:p>Co gdy mamy tylko dane</text:p>
                <text:list>
                  <text:list-item>
                    <text:p>Support team jest męczony</text:p>
                  </text:list-item>
                  <text:list-item>
                    <text:p>Leczymy skutki</text:p>
                  </text:list-item>
                  <text:list-item>
                    <text:p>Zakopani w gąszcz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e sukces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acja i uruchomienie</text:p>
                <text:list>
                  <text:list-item>
                    <text:p>Docker </text:p>
                  </text:list-item>
                  <text:list-item>
                    <text:p>REST is easy</text:p>
                  </text:list-item>
                </text:list>
              </text:list-item>
              <text:list-item>
                <text:p>Reakcje sa nagrodą</text:p>
                <text:list>
                  <text:list-item>
                    <text:p>Namierzenie botów</text:p>
                  </text:list-item>
                  <text:list-item>
                    <text:p>Błędy po wdrożeniu</text:p>
                  </text:list-item>
                  <text:list-item>
                    <text:p>Automatyczne alerty – zdążyć przed ticke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żdy moż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sz linucha?</text:p>
              </text:list-item>
              <text:list-item>
                <text:p>Masz jakieś logi?</text:p>
              </text:list-item>
              <text:list-item>
                <text:p>Umiesz pisać konfiguracje?</text:p>
              </text:list-item>
              <text:list-item>
                <text:p>Wizualizacja to klucz</text:p>
              </text:list-item>
              <text:list-item>
                <text:p>Informatyka – nauka o inform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i już to maj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</text:p>
              </text:list-item>
              <text:list-item>
                <text:p>Stackoverflow</text:p>
              </text:list-item>
              <text:list-item>
                <text:p>…</text:p>
              </text:list-item>
              <text:list-item>
                <text:p>Twoja fir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: motywacja</text:p>
              </text:list-item>
              <text:list-item>
                <text:p><text:span text:style-name="T1">Pierwsze uruchomienie</text:span>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premises – hostuj sobie sam</text:p>
                <text:list>
                  <text:list-item>
                    <text:p>Instalki (Winda i linuch)</text:p>
                  </text:list-item>
                  <text:list-item>
                    <text:p>Dockerowy obrazek</text:p>
                  </text:list-item>
                </text:list>
              </text:list-item>
              <text:list-item>
                <text:p>Hostingi</text:p>
                <text:list>
                  <text:list-item>
                    <text:p>AWS</text:p>
                  </text:list-item>
                  <text:list-item>
                    <text:p>Bonsai.io</text:p>
                  </text:list-item>
                  <text:list-item>
                    <text:p>Inne też to mają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0.502cm" svg:height="1.187cm" svg:x="5.334cm" svg:y="7.3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erwsze uruchomie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l: pokazać że skomplikowany silnik wyszukiwania da się to łatwo uruchomić na każdym komputerze z internetem. I jak sprawdzić że rzeczywiście to zrobiliśmy.</text:p>
              </text:list-item>
              <text:list-item>
                <text:p>Livedemo</text:p>
              </text:list-item>
              <text:list-item>
                <text:p>Linux + demon dockera</text:p>
              </text:list-item>
              <text:list-item>
                <text:p>9200</text:p>
              </text:list-item>
              <text:list-item>
                <text:p>Health</text:p>
              </text:list-item>
              <text:list-item>
                <text:p>Any REST</text:p>
                <text:list>
                  <text:list-item>
                    <text:p>Postman</text:p>
                  </text:list-item>
                  <text:list-item>
                    <text:p>Kibana dev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1">Troszkę teorii</text:span>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każ kotku co masz w środ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asticsearch to </text:p>
                <text:list>
                  <text:list-item>
                    <text:p>Search engine</text:p>
                  </text:list-item>
                  <text:list-item>
                    <text:p>Biblioteka Lucene</text:p>
                    <text:list>
                      <text:list-item>
                        <text:p>SOLR</text:p>
                      </text:list-item>
                    </text:list>
                  </text:list-item>
                  <text:list-item>
                    <text:p>RESTowe narzędzie</text:p>
                  </text:list-item>
                </text:list>
              </text:list-item>
              <text:list-item>
                <text:p>Pojęcia</text:p>
                <text:list>
                  <text:list-item>
                    <text:p>index</text:p>
                  </text:list-item>
                  <text:list-item>
                    <text:p>type</text:p>
                  </text:list-item>
                  <text:list-item>
                    <text:p>document</text:p>
                  </text:list-item>
                  <text:list-item>
                    <text:p>s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c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l: Zindeksujemy dokument i zobaczymy co automatycznie stworzył nam silnik ES.</text:p>
              </text:list-item>
              <text:list-item>
                <text:p>Operacje:</text:p>
                <text:list>
                  <text:list-item>
                    <text:p>Tworzę indeks</text:p>
                  </text:list-item>
                  <text:list-item>
                    <text:p>Wrzucam dokument</text:p>
                  </text:list-item>
                  <text:list-item>
                    <text:p>Indeks ma mapowanie</text:p>
                    <text:list>
                      <text:list-item>
                        <text:p>Auto</text:p>
                      </text:list-item>
                    </text:list>
                  </text:list-item>
                  <text:list-item>
                    <text:p>Szukam i znajduję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 to .. bogactwo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</text:p>
              </text:list-item>
              <text:list-item>
                <text:p>Language-specific</text:p>
                <text:list>
                  <text:list-item>
                    <text:p>Javascript</text:p>
                  </text:list-item>
                  <text:list-item>
                    <text:p>Java</text:p>
                  </text:list-item>
                  <text:list-item>
                    <text:p>Spring</text:p>
                    <text:list>
                      <text:list-item>
                        <text:p>Another DAO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kodzi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 to „baza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 jako podstawa</text:p>
              </text:list-item>
              <text:list-item>
                <text:p>Nie jest ACID</text:p>
              </text:list-item>
              <text:list-item>
                <text:p>Security</text:p>
              </text:list-item>
              <text:list-item>
                <text:p>transakc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ój Devops doceni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wtarzalne</text:p>
              </text:list-item>
              <text:list-item>
                <text:p>Skalowalne</text:p>
              </text:list-item>
              <text:list-item>
                <text:p>Chmurow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1">Demo 1 : tekst</text:span>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 #1 : twit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l: o czym piszą fani Java</text:p>
              </text:list-item>
              <text:list-item>
                <text:p>Zindeksowana historia</text:p>
                <text:list>
                  <text:list-item>
                    <text:p>pokaz</text:p>
                  </text:list-item>
                </text:list>
              </text:list-item>
              <text:list-item>
                <text:p>Live: L z ELK </text:p>
                <text:list>
                  <text:list-item>
                    <text:p>Włączamy</text:p>
                  </text:list-item>
                </text:list>
              </text:list-item>
              <text:list-item>
                <text:p>Query to nie Select</text:p>
                <text:list>
                  <text:list-item>
                    <text:p>Search</text:p>
                  </text:list-item>
                  <text:list-item>
                    <text:p>K z ELK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ewantna inform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obimy search</text:p>
                <text:list>
                  <text:list-item>
                    <text:p>Search text</text:p>
                  </text:list-item>
                </text:list>
              </text:list-item>
              <text:list-item>
                <text:p>URI : index/typ/_search</text:p>
              </text:list-item>
              <text:list-item>
                <text:p>Search</text:p>
                <text:list>
                  <text:list-item>
                    <text:p>Score</text:p>
                  </text:list-item>
                  <text:list-item>
                    <text:p>TF-IDF</text:p>
                  </text:list-item>
                </text:list>
              </text:list-item>
              <text:list-item>
                <text:p><text:span text:style-name="T1">Jak</text:span> a nie <text:span text:style-name="T1">Czy</text:span> pasu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zy o to Ci chodz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„Did you mean”</text:p>
              </text:list-item>
              <text:list-item>
                <text:p>Fuzzy</text:p>
                <text:list>
                  <text:list-item>
                    <text:p>pokaż</text:p>
                  </text:list-item>
                </text:list>
              </text:list-item>
              <text:list-item>
                <text:p>Dirichlet ?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r czy Qu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tr zwraca rezultaty</text:p>
                <text:list>
                  <text:list-item>
                    <text:p>Twit</text:p>
                  </text:list-item>
                </text:list>
              </text:list-item>
              <text:list-item>
                <text:p>Cache</text:p>
              </text:list-item>
              <text:list-item>
                <text:p>Filter + Quer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owa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 ma DDL</text:p>
              </text:list-item>
              <text:list-item>
                <text:p>Auto</text:p>
                <text:list>
                  <text:list-item>
                    <text:p>Coś powstało</text:p>
                  </text:list-item>
                </text:list>
              </text:list-item>
              <text:list-item>
                <text:p>Możesz zdefiniować</text:p>
                <text:list>
                  <text:list-item>
                    <text:p>Put mapp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iza jest z pudełk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xt vs Keyword</text:p>
              </text:list-item>
              <text:list-item>
                <text:p>Domyślny analizator</text:p>
                <text:list>
                  <text:list-item>
                    <text:p>Pokaż</text:p>
                  </text:list-item>
                </text:list>
              </text:list-item>
              <text:list-item>
                <text:p>Analizator składa się z </text:p>
                <text:list>
                  <text:list-item>
                    <text:p>token+stem+filter</text:p>
                  </text:list-item>
                </text:list>
              </text:list-item>
              <text:list-item>
                <text:p>Są inne</text:p>
                <text:list>
                  <text:list-item>
                    <text:p>Simple</text:p>
                  </text:list-item>
                  <text:list-item>
                    <text:p>Engli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1">Demo 2 : agregacje</text:span>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reg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strzegasz wzorc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6:31:12.047171910</meta:creation-date>
    <dc:date>2017-10-31T21:45:17.820451939</dc:date>
    <meta:editing-duration>PT1H43M10S</meta:editing-duration>
    <meta:editing-cycles>37</meta:editing-cycles>
    <meta:generator>LibreOffice/5.1.6.2$Linux_X86_64 LibreOffice_project/10m0$Build-2</meta:generator>
    <meta:document-statistic meta:object-count="122"/>
  </office:meta>
</office:document-meta>
</file>